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gill sans', arial, 'sans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0c82" officeooo:paragraph-rsid="000480b6"/>
    </style:style>
    <style:style style:name="P2" style:family="paragraph" style:parent-style-name="Standard">
      <style:paragraph-properties fo:text-align="justify" style:justify-single-word="false"/>
      <style:text-properties officeooo:rsid="001b0c82" officeooo:paragraph-rsid="000480b6"/>
    </style:style>
    <style:style style:name="P3" style:family="paragraph" style:parent-style-name="Standard">
      <style:text-properties officeooo:paragraph-rsid="000480b6"/>
    </style:style>
    <style:style style:name="P4" style:family="paragraph" style:parent-style-name="Standard">
      <style:text-properties officeooo:rsid="000480b6" officeooo:paragraph-rsid="000480b6"/>
    </style:style>
    <style:style style:name="P5" style:family="paragraph" style:parent-style-name="Standard">
      <style:paragraph-properties fo:text-align="justify" style:justify-single-word="false"/>
      <style:text-properties officeooo:rsid="000480b6" officeooo:paragraph-rsid="000480b6"/>
    </style:style>
    <style:style style:name="P6" style:family="paragraph" style:parent-style-name="Standard">
      <style:paragraph-properties fo:text-align="justify" style:justify-single-word="false"/>
      <style:text-properties officeooo:rsid="0005835e" officeooo:paragraph-rsid="0005835e"/>
    </style:style>
    <style:style style:name="P7" style:family="paragraph" style:parent-style-name="Standard">
      <style:paragraph-properties fo:text-align="justify" style:justify-single-word="false"/>
      <style:text-properties officeooo:paragraph-rsid="0005835e"/>
    </style:style>
    <style:style style:name="T1" style:family="text">
      <style:text-properties fo:language="es" fo:country="MX"/>
    </style:style>
    <style:style style:name="T2" style:family="text">
      <style:text-properties officeooo:rsid="0005835e"/>
    </style:style>
    <style:style style:name="T3" style:family="text">
      <style:text-properties officeooo:rsid="0006e4a6"/>
    </style:style>
    <style:style style:name="T4" style:family="text">
      <style:text-properties fo:font-variant="normal" fo:text-transform="none" fo:color="#dd6b00" style:text-line-through-style="none" style:text-line-through-type="none" style:font-name="open sans" fo:font-size="12pt" fo:letter-spacing="normal" fo:font-style="normal" style:text-underline-style="none" fo:font-weight="normal" style:text-blinking="false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¿ Por <text:span text:style-name="T1">qué</text:span> Vida Life? <text:s text:c="3"/>Quiero <text:s text:c="5"/>Eventos <text:s text:c="6"/>Descargas <text:s text:c="5"/>Contacto <text:s text:c="5"/>Donaciones</text:p>
      <text:p text:style-name="P1"/>
      <text:p text:style-name="P1">PLANEA UNA VISITA</text:p>
      <text:p text:style-name="P3"/>
      <text:p text:style-name="P4">Juventud con una Misión </text:p>
      <text:p text:style-name="P4">Conocer a Dios y darlo a conocer</text:p>
      <text:p text:style-name="P4">YWAM (por sus siglas en Inglés)</text:p>
      <text:p text:style-name="P4"/>
      <text:p text:style-name="P3">Acerca de VidaLife</text:p>
      <text:p text:style-name="P3"><text:span text:style-name="T1">Misión</text:span> del Centro</text:p>
      <text:p text:style-name="P3"><text:span text:style-name="T1">Misión</text:span> El Milagro</text:p>
      <text:p text:style-name="P3"><text:span text:style-name="T1">Misión</text:span> El Milagro 2</text:p>
      <text:p text:style-name="P3"><text:span text:style-name="T1">Misión</text:span> El Esfuerzo</text:p>
      <text:p text:style-name="P3">YWAM</text:p>
      <text:p text:style-name="P3"/>
      <text:p text:style-name="P3"/>
      <text:p text:style-name="P5">VidaLife Cancun ha sido amigo de YWAM desde hace mucho tiempo. Si estás interesado en entretamiento misionero y te encantaría vivir en Cancún, YWAM es una excelente oportunidad.</text:p>
      <text:p text:style-name="P5"/>
      <text:p text:style-name="P5">Juventud con Una Mision (YWAM) es una organización misionera internacional interdenominacional. En los últimos 50 años YWAM ha movilizado a 4 millones de trabajadores para trabajo misionero de corto, mediano y largo plazo, <text:span text:style-name="T2">llevando a cabo el evangelismo, el entrenamiento misionero y humanitario en cinco continentes. </text:span></text:p>
      <text:p text:style-name="P2"/>
      <text:p text:style-name="P6">YWAM tiene 1,200 bases operacionales en 173 countries. In YWAM Cancún hay personas de diferentes nacionalidades trabajando mano a mano. En todo lo que los misioneros de YWAM hacen, <text:s/>la pasión es de conocer a Dios y de darlo a conocer.</text:p>
      <text:p text:style-name="P6"/>
      <text:p text:style-name="P7"><text:span text:style-name="T2">Si te apasiona servir, YWAM ofrece un curso de 5 meses en Entrenamiento de Discipulado Misionero. Para mas información, contáctanos o visita su página de internet: </text:span><text:a xlink:type="simple" xlink:href="http://ywamcancun.org/" office:target-frame-name="_blank" xlink:show="new" text:style-name="Internet_20_link" text:visited-style-name="Visited_20_Internet_20_Link"><text:span text:style-name="T4">ywamcancun.org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gill sans', arial, 'sans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21:40:03.698000000</meta:creation-date>
    <dc:date>2016-06-04T22:03:14.743000000</dc:date>
    <meta:editing-duration>PT1M32S</meta:editing-duration>
    <meta:editing-cycles>1</meta:editing-cycles>
    <meta:document-statistic meta:table-count="0" meta:image-count="0" meta:object-count="0" meta:page-count="1" meta:paragraph-count="15" meta:word-count="189" meta:character-count="1194" meta:non-whitespace-character-count="992"/>
    <meta:generator>LibreOffice/5.1.2.2$Windows_x86 LibreOffice_project/d3bf12ecb743fc0d20e0be0c58ca359301eb705f</meta:generator>
  </office:meta>
</office:document-meta>
</file>